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paragraph-properties fo:margin-top="0.423cm" fo:margin-bottom="0.423cm" style:contextual-spacing="false" fo:line-height="165%" style:writing-mode="lr-tb"/>
    </style:style>
    <style:style style:name="P2" style:family="paragraph" style:parent-style-name="Text_20_body">
      <style:paragraph-properties fo:margin-top="0.423cm" fo:margin-bottom="0.423cm" style:contextual-spacing="false" fo:line-height="165%"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font-size-asian="12pt" style:font-size-complex="12pt"/>
    </style:style>
    <style:style style:name="P3" style:family="paragraph" style:parent-style-name="Text_20_body">
      <style:paragraph-properties fo:margin-top="0.423cm" fo:margin-bottom="0.423cm" style:contextual-spacing="false" fo:line-height="165%" style:writing-mode="lr-tb"/>
      <style:text-properties fo:font-variant="normal" fo:text-transform="none" fo:color="#000000" loext:opacity="100%" style:text-line-through-style="none" style:text-line-through-type="none" style:font-name="DejaVu Sans" fo:font-size="12pt" fo:font-style="normal" style:text-underline-style="none" fo:font-weight="normal" officeooo:paragraph-rsid="0017bf83" style:text-blinking="false" fo:background-color="transparent" style:font-size-asian="12pt" style:font-size-complex="12pt"/>
    </style:style>
    <style:style style:name="P4" style:family="paragraph" style:parent-style-name="Text_20_body">
      <style:paragraph-properties fo:margin-top="0.423cm" fo:margin-bottom="0.423cm" style:contextual-spacing="false" fo:line-height="165%" style:writing-mode="lr-tb"/>
      <style:text-properties fo:font-variant="normal" fo:text-transform="none" fo:color="#000000" loext:opacity="100%" style:text-line-through-style="none" style:text-line-through-type="none" style:font-name="DejaVu Sans" fo:font-size="12pt" fo:font-style="normal" style:text-underline-style="none" fo:font-weight="bold" style:text-blinking="false" fo:background-color="transparent" style:font-size-asian="12pt" style:font-size-complex="12pt"/>
    </style:style>
    <style:style style:name="P5" style:family="paragraph" style:parent-style-name="Text_20_body">
      <style:paragraph-properties fo:margin-top="0.423cm" fo:margin-bottom="0.423cm" style:contextual-spacing="false" fo:line-height="165%" style:writing-mode="lr-tb"/>
      <style:text-properties fo:font-variant="normal" fo:text-transform="none" fo:color="#000000" loext:opacity="100%" style:text-line-through-style="none" style:text-line-through-type="none" style:font-name="DejaVu Sans" fo:font-size="12pt" style:text-underline-style="none" style:text-blinking="false" fo:background-color="transparent" style:font-size-asian="12pt" style:font-size-complex="12pt"/>
    </style:style>
    <style:style style:name="P6" style:family="paragraph" style:parent-style-name="Text_20_body">
      <style:paragraph-properties fo:margin-top="0cm" fo:margin-bottom="0.247cm" style:contextual-spacing="false" fo:line-height="138%" style:writing-mode="lr-tb"/>
      <style:text-properties fo:font-variant="normal" fo:text-transform="none" fo:color="#000000" loext:opacity="100%" style:text-line-through-style="none" style:text-line-through-type="none" style:font-name="DejaVu Sans" fo:font-size="12pt" fo:font-style="normal" style:text-underline-style="none" fo:font-weight="bold" style:text-blinking="false" fo:background-color="transparent" style:font-size-asian="12pt" style:font-size-complex="12pt"/>
    </style:style>
    <style:style style:name="P7" style:family="paragraph" style:parent-style-name="Text_20_body">
      <style:text-properties style:font-name="DejaVu Sans" fo:font-size="12pt" style:font-size-asian="12pt" style:font-size-complex="12pt"/>
    </style:style>
    <style:style style:name="P8" style:family="paragraph" style:parent-style-name="Text_20_body">
      <style:paragraph-properties fo:margin-top="0cm" fo:margin-bottom="0.423cm" style:contextual-spacing="false" fo:line-height="165%" style:writing-mode="lr-tb"/>
      <style:text-properties fo:font-variant="normal" fo:text-transform="none" fo:color="#000000" loext:opacity="100%" style:text-line-through-style="none" style:text-line-through-type="none" style:font-name="DejaVu Sans" fo:font-size="12pt" style:text-underline-style="none" style:text-blinking="false" fo:background-color="transparent" style:font-size-asian="12pt" style:font-size-complex="12pt"/>
    </style:style>
    <style:style style:name="T1" style:family="text">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loext:char-shading-value="0" style:font-size-asian="12pt" style:font-size-complex="12pt"/>
    </style:style>
    <style:style style:name="T2" style:family="text">
      <style:text-properties fo:font-variant="normal" fo:text-transform="none" fo:color="#000000" loext:opacity="100%" style:text-line-through-style="none" style:text-line-through-type="none" style:font-name="DejaVu Sans" fo:font-size="12pt" style:text-underline-style="none" style:text-blinking="false" fo:background-color="transparent" loext:char-shading-value="0" style:font-size-asian="12pt" style:font-size-complex="12pt"/>
    </style:style>
    <style:style style:name="T3" style:family="text">
      <style:text-properties fo:font-variant="normal" fo:text-transform="none" fo:color="#000080" loext:opacity="100%" style:text-line-through-style="none" style:text-line-through-type="none" style:font-name="DejaVu Sans"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4" style:family="text">
      <style:text-properties fo:font-style="normal" fo:font-weight="bold"/>
    </style:style>
    <style:style style:name="T5" style:family="text">
      <style:text-properties fo:font-style="normal" fo:font-weight="bold" officeooo:rsid="0017bf83"/>
    </style:style>
    <style:style style:name="T6" style:family="text">
      <style:text-properties fo:font-style="normal" fo:font-weight="normal"/>
    </style:style>
    <style:style style:name="T7" style:family="text">
      <style:text-properties officeooo:rsid="0017bf83"/>
    </style:style>
    <style:style style:name="T8" style:family="text">
      <style:text-properties style:font-name="DejaVu Sans" fo:font-size="12pt" style:font-size-asian="12pt" style:font-size-complex="12pt"/>
    </style:style>
    <style:style style:name="T9" style:family="text">
      <style:text-properties style:font-name="DejaVu Sans" fo:font-size="12pt" officeooo:rsid="0005d18f" style:font-size-asian="12pt" style:font-size-complex="12pt"/>
    </style:style>
    <style:style style:name="T10" style:family="text">
      <style:text-properties style:font-name="DejaVu Sans" fo:font-size="12pt" officeooo:rsid="0011f669" style:font-size-asian="12pt" style:font-size-complex="12pt"/>
    </style:style>
    <style:style style:name="T11" style:family="text">
      <style:text-properties style:font-name="DejaVu Sans" fo:font-size="12pt" officeooo:rsid="0011c3f7" style:font-size-asian="12pt" style:font-size-complex="12pt"/>
    </style:style>
    <style:style style:name="T12" style:family="text">
      <style:text-properties style:font-name="DejaVu Sans" fo:font-size="14pt" officeooo:rsid="001931c7" style:font-size-asian="14pt" style:font-size-complex="14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bookmark text:name="docs-internal-guid-1bfa6af4-7fff-1af7-6cc1-a8b86c1e3912"/>                </text:p>
      <text:p text:style-name="P8"> <text:span text:style-name="T4">Forma Y Sin Form</text:span><text:span text:style-name="T5">a</text:span></text:p>
      <text:p text:style-name="P7"/>
      <text:p text:style-name="P2">Nada en el universo es un accidente, todo es un incidente. Cuanto más cerca llega la meditación a la causa primera de Om, más vemos el universo como el sueño del ser supremo en vez de un serie de eventos desconectados en mentes aisladas. Lo que parecían accidentes no eran más que percepciones erróneas de la realidad de las mentes demasiado atrapadas en lo mundano para notar los movimientos sutiles de significado tratando de romper nuestras capas de oblicuidad. La realidad es más significativa y las circunstancias en la vida tienen más de un significado simbólico y moral. La creación siempre está tratando de acercarnos más al testigo o atman, mostrándonos el camino a través de la vida creando dramas y sincronicidades interesantes. El tiempo es una imagen en movimiento de la eternidad, dice Platón. A veces los señalamientos nos parecen mas allá del tiempo. A veces las respuestas vienen antes de las preguntas. Tal vez un sueño anuncia algo importante o alguna gran sincronicidad antes que se pasa o ciertos eventos continúan repitiéndose cíclicamente en nuestras vidas. De alguna manera, uno estaba preparado para lo que estaba por venir y esta sincronía inspira a uno con la maravilla. Su ser superior muestre uno desde más allá del tiempo lo que uno necesita saber para dejar de estar engañado por el tiempo y vivir en lo eterno ahora.</text:p>
      <text:p text:style-name="P7"/>
      <text:p text:style-name="P2">Hay tantos niveles de curación, ya que hay niveles en nuestras mentes. Un médico físico utiliza sustancias físicas para tratar un cuerpo físico. Un psicólogo utiliza ideas para tratar los desequilibrios en la mente conceptual. Un sanador enérgico trabaja con plantas y corrientes sutiles de energía en el cuerpo sutil. Un <text:soft-page-break/>sanador espiritual trabaja en niveles aún más profundos de espíritu y penetra la esencia de la mente.</text:p>
      <text:p text:style-name="P7"/>
      <text:p text:style-name="P5"> <text:span text:style-name="T6">Cuando la curación siempre tiene que mitigar las energías negativas. Los curanderos siempre usan inteligencia profunda y / o intuición para transformar la ignorancia que crea estados de ánimo negativos que dan lugar a una enfermedad. Por lo tanto, los curanderos siempre están asediados con negatividad. Si uno no es adecuado para tal ocupación, entonces uno se enferma o se vuelve mentalmente desequilibrado y abandona el esfuerzo. Por ejemplo, los psicólogos siempre reciben la “transferencia” de sus pacientes. En las antiguas tradiciones psicoanalítica del siglo pasado, estos terapeutas psicoanalíticas tenían la tasa de suicidio más alta de todas las ocupaciones. La ironía es que los sanadores terminaron peor que sus pacientes.</text:span></text:p>
      <text:p text:style-name="P7"/>
      <text:p text:style-name="P2">A medida que uno aumenta los niveles más altos de la mente y trabaja con los patrones cognitivos y emocionales de esos niveles de mente hay un potencial de curación más potente, pero también existe un mayor riesgo de desequilibrio. Una vez tuve algunos amigos monástica que estaban ayudando a la gente en niveles muy profundos de conciencia al ayudar a despertar su latente potencial espiritual. Los más sabios fueron siempre los más cuidadosos y prudentes debido al hecho de que habían sido quemados un par de veces y aprendieron a sacar sus propias mentes del proceso y realmente dejar que la intuición guíe el proceso. Estas personas curado sólo a aquellos que estaban dispuestos a asumir la responsabilidad de sus vidas y sabían dónde no desperdiciar su energía y sus esfuerzos. Otros que eran menos maduros siempre fueron atacados con las energías que estaban tratando de transformar. Tal vez tenían algo de vanidad o alguna ambición para ser sanadores y aprendieron la ley del karma con <text:soft-page-break/>intensidad. En realidad, nadie puede sanar excepto el ser interior y los verdaderos sanadores son aquellos que aprenden cómo estar fuera del proceso esencial y enseñar a otros a hacer su propio trabajo.</text:p>
      <text:p text:style-name="P7"/>
      <text:p text:style-name="P2">Desde una perspectiva espiritual, desde el punto de vista del atman, el testigo consciente de la mente, todas las enfermedades tienen una causa mental y el remedio para equilibrar la mente es poner la mente a un nivel espiritual de conciencia; un lugar donde uno ve toda la estructura mental desde un punto de observación eterna e infinita. Todas las distorsiones mentales y sus enfermedades correspondientes finalmente se resuelvan por imponer la longitud de onda infinita agraciada del atman sobre las incongruencias de la mente finita.</text:p>
      <text:p text:style-name="P7"/>
      <text:p text:style-name="P2">Cuando tenía 22 tenía sueños de que era una mujer en mi vida pasada. Me hizo sentir muy pura. No estaba seguro de si era literal o una verdad simbólica. Yo era un estudiante de psicología muy familiarizado con las ideas de Jung del “ anima,” la parte femenina y inconsciente de la psiquis masculina. El “animus” fue llamado la parte masculina de la psiquis femenina. Contemplar esta idea nunca ha creado confusiones ni distorsiones. Por el contrario, empecé a sentir que la identificación sexual exclusiva era la clave para entender la maya, la gran ilusión. En el interior es bastante sano y saludable para que un hombre descubra sus cualidades femeninas inconscientes mientras hacen uno más completo y puro. Uno sigue siendo un hombre, por supuesto, y con los deseos naturales de un hombre. Sin embargo, las cualidades impulsivas de la masculinidad comienzan a disolverse.</text:p>
      <text:p text:style-name="P7"/>
      <text:p text:style-name="P2">Le pregunté a Chidghananda acerca de mis sueños. Quería saber si estos eran sueños simbólicos o si tal vez realmente era una mujer en mi vida pasada. Dijo <text:soft-page-break/>que yo era de hecho una mujer. Dijo: “disculpe, pero tu eras una dama,” sólo en caso de que una parte masculina de mí pueda estar ofendida por esta información. No me sentía ofendido, se dio cuenta de esto y se rió como si dijera “sólo quería asegurarme..” Me contó historias sobre esta persona e incluso cómo murió. Sólo había visto fragmentos de esta vida en los sueños pero él estaba llenando tantos detalles que nunca había visto. Cuando se dio cuenta de que su conocimiento superaba el mío, se detuvo y dijo: “Vale, eso es suficiente por ahora.” realmente me ayudó a entender algo muy profundo. Una vez que los deseos sexuales fueron trasmutados en la meditación, mi mente tenía energía tremenda . Comenzó a darme clases de sanación espiritual y recordé a Tireseas, el sabio ciego con poderes curativos que misteriosamente era hombre y mujer. Él me dijo que siempre dormía sola y nunca compartir una habitación con otras personas, ni dejar que la gente tocara mi cama. La mayor parte de mi trabajo se haría mientras dormía y mi mente sería muy sensible a las vibraciones de otras personas mientras yo estaba recibiendo este entrenamiento curativo. Sin embargo, empecé a perder el deseo de dormir hasta que sólo dormía media hora todas las noches. No estaba cansado, y meditaba en lugar de dormir.</text:p>
      <text:p text:style-name="P5"> </text:p>
      <text:p text:style-name="P4">El Pavo Volador Congelado</text:p>
      <text:p text:style-name="P7"/>
      <text:p text:style-name="P2">Estaba viviendo con algunos monjes yoguis en las montañas ozarks después que el tiempo en India con Dada Chidghananda. Una mañana tuve que recoger a una monja muy temprano por la mañana en una estación de autobuses muy lejos. Estaba dormida en el viaje de regreso. Justo cuando la luz del día se rompió y pude ver el hermoso campo apareció un objeto volador en mi visión periferia. Me di vuelta la cabeza y vi algo borroso y oscuro a unos 15 metros de mí a lo largo de <text:soft-page-break/>la carretera. Parecía que venía directo hacia mí. Solo había campo abierto atrás de su trayectoria hacia mi. Parecía de venir de la nada. Tuve al menos un par de segundos para verlo acercarse. A unos 8 metros me di cuenta de que era un objeto que parecía un pavo congelado envuelto en plástico. A medida que se acercó pude ver la imagen del pavo congelado cada vez más clara y clara. Estaba estupefacto. Pude ver esta imagen cada vez más clara y más cercana. El tiempo se estaba moviendo muy despacio y me preguntaba “es realmente un pavo?” de repente se estrelló en la parte delantera del camión. La monja se despertó y preguntó qué era ese sonido. Ella estaba asustada. Le dije que se volvería a dormir porque nunca me creería. No podía volver a dormir, así que me pidió que se lo dijera. Se lo dije y nos reímos mucho. Concluimos que yo estaba tocando demasiado albahaca en el jardín. Siempre me hacia feliz trabajar con el albahaca y hacer pesto. Tal vez eso me dio las “visiones,” reímos. Sentí que esta experiencia nos hizo amigos. Se dio cuenta de que era el amanecer y me dijo el significado de su nombre monástico, “Usha,” o amanecer. Se refiere a un estado del amanecer cuando los pájaros comienzan a cantar.</text:p>
      <text:p text:style-name="P7"/>
      <text:p text:style-name="P5"> <text:span text:style-name="T6">Años más tarde esta persona se involucró con una revolución oscuro en su orden. Se metió con gente muy perversa y criminal. Yo no era monje pero me querían de su lado e insistieron en la alianza pero me resistí. Yo acabe de salir del cárcel en la India por los malos actos de su orden. Yo estaba en el lugar equivocado en tal momento y estaba involucrado en un caso legal internacional. Defendí su organización frente la prensa de la India y el BBC mientras que yo estaba en arresto domicilio. Todos me querían porque hable bien de ellos pero nunca me dijeron la verdad cerca de sus problemas políticas en la india. Sabían que yo estaba inconforme y sintieron apenados que eran mentirosos conmigo. Antes decían que yo era tan especial y querido y luego me odiaban con la misma intensidad. Esta monja me odiaba tanto que comenzó a atacar a mi madre </text:span><text:soft-page-break/><text:span text:style-name="T6">creando mentiras acerca de su personaje para destruir completamente nuestra imagen en esta sociedad. Dañó mucho a mi madre y la envió en una espiral negativa en la vida en la que terminó siendo muy deprimida. Mi madre me siguió hacia esa sociedad y apenas conocía a esta gente que la atacaron. Nunca he tratado de perdonar a la monja. Siempre he pensado que algún día en el futuro la perdonaré, pero porque había sido malo con otros también, ha sido muy fácil posponer.</text:span></text:p>
      <text:p text:style-name="P7"/>
      <text:p text:style-name="P2">El otro día alguien me recordó del nombre Usha al describir los cantos de los pájaros al amanecer. Recordé la experiencia con la monja Usha y pensé en el “pájaro” esa mañana hace 20 años como el pavo congelado. Pensé en porque tuve tal experiencia con esa persona que resultaba ser muy negativa. Finalmente todo está muy claro. Usha era la diosa que llamó al amanecer, no con un hermoso pájaro, sino con un pavo congelado aplastando contra la defensa. Luego ella atacará a mi y a mi mama, pero el universo ya se burló de ella desde hace 20 años, desde más allá del tiempo y la tiene en su teatro del absurdo. ¿Quién necesita la venganza? El universo ya ha corregido todo. Es tan fácil perdonar a un pavo.</text:p>
      <text:p text:style-name="P5"> </text:p>
      <text:p text:style-name="P4">De Vuelta De La Muerte</text:p>
      <text:p text:style-name="P7"/>
      <text:p text:style-name="P5"> <text:span text:style-name="T6">Mi amigo Dharma una vez me habló de cómo un neurólogo yogi descubrió una nueva medicación psicoactiva y comenzó a hacer experimentos de laboratorio con sus amigos. Tenían un equipo de médicos y también yoguis y psíquicos que supuestamente podían ver el Kundalini subiendo, lo que este doctor creía que fue </text:span><text:soft-page-break/><text:span text:style-name="T6">facilitado por esta nueva droga. Me dijo que la mayoría de la gente lloraba y sentía dicha y vio cómo sus vidas eran ahora más completas. El psíquico dijo que habían despertado su kundalini justo al segundo chakra. Sus viajes duraron sólo brevemente. Cuando llegó el momento de la dosis de mi amigo, inmediatamente vio todo oscuro. Entró en lo profundo de sí mismo y dijo que vio todos sus complejos y estaba aterrorizado. Quería ver más porque sabía que todo era cierto, pero lo asustó. Permaneció inconsciente durante media hora. Nadie más se había quedado inconsciente. El psíquico dijo que su kundalini se despertó en el chakra del corazón, mucho mas alto que los demás que solo sentían la dicha superficialmente. Entendí cómo mi amigo estaba un poco más preparado que el resto para una visión profunda.</text:span></text:p>
      <text:p text:style-name="P7"/>
      <text:p text:style-name="P5"> <text:span text:style-name="T6">Era un poco más viejo que mi padre. Él había pasado por algunas lecciones muy duras en su vida en los años 60 y sufrió muchas pérdidas después. Él era de la zona de la bahía y dijo su amigo g. Fue el primer hippie que existió. Era 1964 y este hombre se hizo crecer el pelo y comenzó una compañía de jardinería llamada “flower power” con una camioneta Volkswagen. Todos pensaban que estaba loco porque no había ninguna referencia social para esta extraña forma. Unos años más tarde, fue la tendencia. Bueno, todos sabemos que los años 60 tuvieron un gran impacto en la gente. Me contó toda la historia de cómo el movimiento hippie pasó de una expresión inocente a una mera degeneración en sólo unos pocos años. Se volvió de las sesenta en los años 80 y regresó a su yoga y la meditación y llevó una vida bastante ejemplar. Él era tan compasivo y no podía soportar ver a la gente sufrir, especialmente la gente que caía en las mismas trampas en las que cayó. Me recordó a “El Guardián Entre el Centeno.”</text:span></text:p>
      <text:p text:style-name="P7"/>
      <text:p text:style-name="P2"><text:soft-page-break/>A veces, lo vi como una figura paterna cuando expresó su sabiduría vivida. Me di cuenta de que la gente como él eran soldados espirituales que habían asaltado el infierno, aprendieron algunas lecciones valiosas, y luego volvieron para decirle al resto de nosotros cómo no cometer esos mismos errores. Otras veces lo vi como un hermano mayor pero a veces me trataba como el hermano mayor. Me recordó a mis amistades de la infancia.</text:p>
      <text:p text:style-name="P7"/>
      <text:p text:style-name="P5"> <text:span text:style-name="T6">El y yo éramos los residentes no monásticos en la comunidad. Arreglemos los motores de los autos que los monjes destruyeron y los reemplazamos con otros nuevos. Yo no era mecánico, pero de alguna manera entendí estas cosas. Un monje loco destruye un motor y lo arreglamos en unos días. Una semana más tarde, otro monje loco de alguna manera destruyó el nuevo motor. Al final, todo lo que podíamos hacer era reír.</text:span></text:p>
      <text:p text:style-name="P7"/>
      <text:p text:style-name="P5"> <text:span text:style-name="T6">Todavía yo era muy joven y sólo permanecía en la comunidad durante unos años. La comunidad había pasado por un gran trauma. Uno de los líderes trató de asesinar a una monja con veneno de cobra. Creó la división en la mente de la gente y creó con éxito un movimiento paralelo y bastante perverso. Mi amigo estaba muy cerca del “Cobrakiller” y sufrió esta fragmentación de la comunidad. Cobrakiller dejó nuestra comunidad pero mi amigo se quedó con el nuevo director. Una vez estaba escuchando a los Cobrakiller diciéndole por teléfono sobre lo mal que era el nuevo director de la comunidad. Estaba inventando todo tipo de divisiones políticas y tratando de poner a la gente de su lado. Cobrakiller había robado 60 mil dólares de nuestra comunidad cuando se fue. Estaba tan claro que este hombre estaba engañado y estaba proyectando toda su propia criminalidad en todos los demás. Fue poco después de esto que trató de asesinar su amor no correspondido con el veneno de cobra. Hasta el día de hoy, todavía influye en la </text:span><text:soft-page-break/><text:span text:style-name="T6">gente, incluso ellos saben que hizo un intento de asesinato. La mente de mi amigo estaba muy perturbada por esta disolución de su familia espiritual. Estábamos de acuerdo de que el monje estuvo loco y que estaba creando problemas pero mi amigo no lo podia soltar.  Me dijo que tenía miedo de empezar a beber de nuevo. Él no volvió al alcohol, pero tenía dolor crónico de espalda y se adictó a algún medicamento para el dolor. Esto fue tan doloroso para mí para ver pero no había nada que pudiera hacer ya que casi nunca lo vi por más tiempo porque me mudé.</text:span></text:p>
      <text:p text:style-name="P7"/>
      <text:p text:style-name="P2">Años más tarde se ahorcó. Me acordé de cómo una vez fuimos de campamento y me sorprendió ver que estaba un poco conmocionado por estar en las montañas durante varios días. Como si fuera un niño pequeño, quería dormir conmigo en mi carpa de campar. Así es como lo sentí después de su muerte. Lo sentí tan cerca de mí. Se convirtió en parte de mí. Comencé a vivir sus penas así como su alegría. A medida que pasó el tiempo sólo había alegría, pero sabía que todavía había algo que yo debía ver.</text:p>
      <text:p text:style-name="P7"/>
      <text:p text:style-name="P2">Acababa de cumplir 40 años y estaba decidiendo si era hora de dejar mi cuerpo. Los amigos del Cobrakiller una vez trataron de decir que yo era una persona muy especial con tantas cualidades espirituales. Más tarde, después de declarar que no era su payaso, dijeron que yo moriría debido a mis intensas experiencias de kundalini muy pronto, definitivamente antes de los 40. Acababa de cumplir 40 y me estaba riendo de esto porque estaba pensando dejar mi cuerpo en la felicidad, no en algún tipo de enfermedad creada por un desequilibrio de kundalini. Estaba viviendo sola en una montaña en Chiapas y cada día veía mi final cada vez más cerca. No había desesperación ni ningún deseo de escapar de la vida. Por el <text:soft-page-break/>contrario, mi vida estaba demasiado llena de eternidad, demasiado llena del eterno Om que me llama a casa.</text:p>
      <text:p text:style-name="P7"/>
      <text:p text:style-name="P5"> <text:span text:style-name="T6">Un día dejé de respirar durante mucho tiempo. Sentí el kurma nadi en el vishuddha, el chakra de la garganta, se volvió muy apretado. El kundalini no podía volver a bajar de ahí. Mi aliento se había parado pero estaba perfectamente tranquilo y sólo pensé que si no respiro, entonces pronto dejaré mi cuerpo pero sentí tanta felicidad que no me importaba lo menos sobre esto. Sentí que la tensión en mi cuello se hacía cada vez más intensa. Era imposible respirar. De repente siento la presencia de mi amigo y yo experimento sus últimos momentos en la vida cuando se ahorcó. Era como si me hubiera colgado. Yo estaba contemplando la ironía de la tensión en mi cuello, sin aliento y cerca de la muerte; un paralelo espiritual al suicidio. Iba a morir de alegría, pero mi amigo había muerto en la desesperación. Desde ese estado de la muerte cercana pude ver lo que Dharma vio, los “bardos” o las dimensiones donde las almas viajan después de salir de este mundo. Recordé cómo mi amigo había visto la vida un poco más profundo que el resto y en realidad era un héroe. Lo vi como un soldado que estaba atacando el infierno una vez más y que el conocimiento que me trajo era muy útil. Más tarde empecé a ver a los otros que se habían ido en un círculo de luz, al igual que la gente informa en las experiencias cercanas a la muerte, sin embargo yo estaba perfectamente consciente y aún en mi meditación.</text:span></text:p>
      <text:p text:style-name="P7"/>
      <text:p text:style-name="P1"><text:span text:style-name="T1">Sentí que estos ancestros deseaban seguir viviendo a través de mí pero me preguntaba cómo esto era posible porque yo podía verme pasar de este mundo. Luego los vi como rayos de luz bajando, forzando, y abriendo el chakra vishuddha y entrando en mi pecho, el corazón espiritual con el sonido “ka” que controla la propensión de esperanza. Para vivir bien uno necesita esperanza porque la </text:span><text:soft-page-break/><text:span text:style-name="T1">eternidad ni necesita eso porque todo ya está completo. Tuve un visión nueva con mucha esperanza y claridad y actividades que me atara por un rato en el mundo mientras que experimente a la “muerte.” Empecé a respirar de nuevo y poco a poco salí de la meditación. Al mismo tiempo un bebe de una amiga me acerca y dice “ka.” Volví al rancho en el desierto y este genocidio y drama socio-político comenzó y me convertí en</text:span><text:a xlink:type="simple" xlink:href="https://www.blogger.com/#" text:style-name="Internet_20_link" text:visited-style-name="Visited_20_Internet_20_Link"><text:span text:style-name="T2"> </text:span></text:a><text:a xlink:type="simple" xlink:href="https://workdrive.zoho.com/file/ozop11343b697b5a349e380fc7825ec49df2b" text:style-name="Internet_20_link" text:visited-style-name="Visited_20_Internet_20_Link"><text:span text:style-name="T3">un matanarco quijotesco</text:span></text:a><text:span text:style-name="T1">.</text:span></text:p>
      <text:p text:style-name="P5"> </text:p>
      <text:p text:style-name="P4">Los Hijos de los Brahmánas</text:p>
      <text:p text:style-name="P7"/>
      <text:p text:style-name="P5"> <text:span text:style-name="T6">Hubo una vez un visitante extranjero en Ananda Nagar, India. Se suponía que sólo iba a estar allí durante un mes. Se perdió en la meditación profunda del entorno espiritual que había sido cultivado durante miles de años por los yoguis que llegaron a terminar su trabajo espiritual por ese río y entrar en las etapas finales de samadhi.</text:span></text:p>
      <text:p text:style-name="P7"/>
      <text:p text:style-name="P2">Entraba en el estado de samadhi sin aliento durante largos períodos de tiempo. Muchos de los monjes indios lo odiaban por esto, mientras que otros lo amaban. La gente comenzó a llegar a él con sus confesiones; monjes mayores que fueron torturados por los comunistas. Ya, los santos grandes estaban siendo quemados con pecados de la sociedad irresponsable. Se enfermaron con tumores del cerebro y enfermedades nerviosas extrañas. La sangha estaba volviendo en un manicomio y los santos verdaderos le dijo que la propia sangha (sociedad espiritual) iba a matar los santos.</text:p>
      <text:p text:style-name="P7"/>
      <text:p text:style-name="P2"><text:soft-page-break/>Regresó a casa, y continuó sus prácticas en otro lugar. Lo mismo pasó. Fue odiado así como amado. Algunos que lo amaban terminaron siendo los más egoístas, sin embargo. Los monásticos iban a traer los casos que nadie más podía manejar. Si pensaban que era demasiado alto en la meditación, iban a colocar a un “hermano loco” bajo su custodia. Había rumores de que el podía sanar y algunas personas dijeron que era un santo y un “prototipo para la evolución humana.” Que posesión tan preciosa!</text:p>
      <text:p text:style-name="P7"/>
      <text:p text:style-name="P5"> <text:span text:style-name="T6">Poco sabían que lo estaban haciendo enfermo, mientras tanto alimentando sus propios egos ambiciosos, y creando un chivo expiatorio para todos sus ilusiones frustradas que más tarde cobraría. Tuve una conversación con este amigo el otro día. Los dejó hace mucho tiempo para recuperar su vida y su salud. Todavía quieren llevarlo de vuelta y algunos aún dicen que es un santo. Cuál era la respuesta del “santo?” Se rió de todo corazón y dijo: “hijos de la….” Se paró y siguió…….”hijos de brahmánas.”</text:span></text:p>
      <text:p text:style-name="P7"/>
      <text:p text:style-name="P5"> <text:span text:style-name="T6">Él todavía está vivo, pero teniendo en cuenta el estado de locura colectiva en el planeta, eso fácilmente podría cambiar. Estos hermanos mayores tienen demasiada carga para llevar en este momento. Así que un poco de orden moral, dhármico puede empezar a influir en la sociedad humana de nuevo, primero tiene que haber alguna limpieza importante. Él dice que las personas atrapadas en los matrices urbanas materialistas están volviendo física y mentalmente enfermo debido a la imposibilidad de armonizar sus estratos físicos, mentales y espirituales de la existencia con la sociedad, la naturaleza, el planeta y el universo. Este amigo recluso duda de si los humanos modernos realmente están en condiciones de seguir evolucionando en este planeta. Su opinión me importa porque porque he visto sanar muchas enfermedades incurables simplemente </text:span><text:soft-page-break/><text:span text:style-name="T6">mirando a alguien. Estas personas sanadas que no son pacientes, porque no es un sanador, al menos él no se considera una. Ellos son las personas que pasan a cruzarse en su camino en el momento oportuno. No me atrevo a dar su identidad o su paradero, porque la gente lo devoraran con sus problemas. Dije “casi todas las enfermedades.” Enfermedades mentales severas como psicosis son muy muy difíciles para cualquier sanador.</text:span></text:p>
      <text:p text:style-name="P7"/>
      <text:p text:style-name="P5"> <text:span text:style-name="T6">Ve todas las enfermedades como una proyección de conflictos mentales o desequilibrios emocionales. Por intuitivamente ver la enfermedad como los pensamientos distorsionados o emociones reprimidas, como el miedo, la ira o la inseguridad, que ve cómo este flujo de energía mental interactúa con los órganos y glándulas del cuerpo. Tal vez esta persona no le puede decir tanto científicamente sobre el sistema inmune, las células T4, etc., pero él ha curado el cáncer. Tal vez no se puede verificar empíricamente cómo lo hace, pero es fácil de verificar que el cáncer desapareció. Como un amigo cercano, le preguntó cómo lo hacía. Él no regala muchos secretos si no se es primero capaz de entenderlos, pero una cosa que he reunido es que tiene alguna forma de tomar estas enfermedades en su propio ser, al igual que los clásicos “comedores de pecado.” Tal vez el cáncer de una persona le da diarrea durante unos días, o el SIDA lo hace físicamente débil por unas pocas semanas. Su meditación y el yoga de práctica avanzada constantemente lo curan de estas enfermedades. Si se detiene a meditar o pasa demasiado tiempo en la ciudad con los mundanos, entonces él se enferma.</text:span></text:p>
      <text:p text:style-name="P2">Lo que él compartió conmigo es que todas las enfermedades son bolas de pensamientos y emociones inconscientes no procesadas que atacan el cuerpo físico por primera crear desequilibrios en el sistema glandular. Para que él no tenga la misma enfermedad, debe procesar los pensamientos y las emociones de <text:soft-page-break/>los demás como si fueran los suyos propios. Si no entiende estos patrones mentales detrás de la enfermedad, a continuación, su cuerpo físico sufre los mismos síntomas que los afligidos. No puedo conseguir que me dijera cómo lo hace exactamente. Él es presumido en su filosofía no dualista y simplemente dice que hay un solo Ser en el universo y este Ser es sólo inteligible para la mente sin prejuicios, tranquilo y perspicaces. Mediante la comprensión de esta verdad fundamental, la mente se libera de todos los complejos y alivia el cuerpo de tener que cargar con la cruz de toda la ignorancia y la inconsciencia del ego que crean la enfermedad y la falta de armonía. Él realmente puede explicar un poco más, pero prefiere dejar que la gente lo averigüen por sí mismos.</text:p>
      <text:p text:style-name="P7"/>
      <text:p text:style-name="P2">Cuando era niño, yo era muy curioso en cuanto a si realmente Cristo existió como un ser humano o fue un arquetipo más profundo, universal y espiritual incrustado en la conciencia humana. Esta curiosidad desapareció cuando comencé a meditar y entender que la gracia divina está siempre presente detrás de la mente tranquila. Comprendí que lo divino estaba en el Testigo sin forma de la mente. Esto es lo que los yoguis llaman Atman. Las palabras y los conceptos e incluso la más alta filosofía no puede captar el infinito dentro de sus límites. Lo que yo deseaba era esta armonía y la unión en lugar de una concepción uniforme de “dios” que siempre parece estar de acuerdo con algún tipo de aceptación de la religión, culto o la tradición. Aunque yo tenía muchos sueños de mi maestro Anandamurti, en los que a menudo me decía cosas muy importantes que incluso me curó, nunca podría permitir que mi mente quedara atrapada en conceptos como el “gurú”. Tal vez yo podría aceptar esta autoridad en el interior, pero cuando la gente habla de “gurú” en el contexto social, a menudo se basa en concepciones de lo que es el gurú para otras personas y no tanto por su propia experiencia y por una realización a profundidad. Esto es cierto en cualquier forma <text:soft-page-break/>de espiritualidad: las masas siguen las normas y conceptos establecidos y no ponen tanta energía en la realización.</text:p>
      <text:p text:style-name="P7"/>
      <text:p text:style-name="P2">Sin embargo, fue en la altura de mis realizaciones sin forma de lo divino que tenía tantas experiencias de formas divinas! Anandamurti, en sueños o en la meditación, siempre me guio hacia la presencia real del Atman y nunca dijo algo como: “Yo soy el único camino.” Estas experiencias siempre revelan lo que vi como verdades universales profundas. Mi mente se había conectado con esta forma particular que revela verdades mucho más allá de la forma. Incluso una vez apareció a mis ojos físicos la forma luminosa de Cristo después de una meditación profunda. No tenía duda de que había una presencia divina que se manifiesta como una forma. Su forma era translúcida y la serpiente de jade que yo había visto en mis primeras experiencias kundalini fue visto justo detrás de los ojos en el nivel del cerebro medio. Comprendí claramente que era un símbolo de la unión del cielo y la tierra; de dios y de la humanidad. El “poder de la serpiente” de la kundalini, la energía divina latente en la base de la columna vertebral, despierta en el cerebro y nos transforma en algo inconcebible para el intelecto del ego, o Aham. Esta serpiente en el cerebro medio estaba completamente domesticada y dentro de toda la belleza de la hermosa cabeza de la figura de Cristo. Pensé en cómo un cerebro tan iluminada debe haber incorporado los denominados cerebros reptiles y mamíferos en los místicos y aún no entendidos potenciales de la neo-corteza humana que ha evolucionado por encima y alrededor de ellos. Cristo es un símbolo de esta perfección yóguica, al menos en mi experiencia. La visión era más hermosa y significativa que cualquier cosa que he visto en el Louvre o en cualquier otro museo del mundo. Cuando lo recuerdo vuelvo a ese estado de éxtasis en el presente. Conforme pasa el tiempo entiendo como la visión de formas verdades espirituales ayuda entender verdades profundas que uno no <text:soft-page-break/>puede captar normalmente sin la ayuda del medio de la forma. <draw:frame draw:style-name="fr1" draw:name="Imagen1" text:anchor-type="as-char" svg:width="6.35cm" svg:height="7.495cm" draw:z-index="0"><draw:image xlink:href="https://lh4.googleusercontent.com/5HAjlpCvU35iaUOHUUqxllnjNn-lxKUNdEdrebWpeGuBL_2q0-duwEuUn_WBmiBy91jEr4iiaEk0uwxoik06Wap2-H9ydg_qScIuoRLDzTMCVAlatcDD8NSoWQSkYCCv8ahcy5s=s0" xlink:type="simple" xlink:show="embed" xlink:actuate="onLoad"/></draw:frame></text:p>
      <text:p text:style-name="P3">Sigo teniendo muchos sueños y visiones de la <text:span text:style-name="T7">c</text:span>onciencia <text:span text:style-name="T7">c</text:span>rística. No pienso en ellos ni trato de invocarlos y parecen venir por sí mismos. Estas experiencias quizás revelen algunas verdades sobre el misticismo cristiano, pero nunca he podido identificarme como cristiano.</text:p>
      <text:p text:style-name="P3">Uno nunca me encontraría en una iglesia o discutiendo dichos de la Biblia, pero si ser cristiano es la contemplación de la persona fundamental detrás de la miríada de expresiones humanas que está eternamente presente dentro de nosotros y en armonía con la conciencia infinita, entonces supongo que yo sería un cristiano práctico. Aunque siempre practiqué yoga y meditación, siempre encontré inspiración en los místicos cristianos como Meister Eckhart. Dos de mis artistas favoritos, J.S. Bach y Andrei Tarkovsky, eran cristianos. Para mí, los místicos y <text:soft-page-break/>artistas cristianos dicen la misma verdad que los Upanishads o los dichos de Buda, expresiones de la religión eterna viviente.</text:p>
      <text:p text:style-name="Standard"><text:span text:style-name="T8"><text:line-break/><text:line-break/></text:span><text:span text:style-name="T9">Suscribirse a mi lista del correo electrónico por mandar un correo a</text:span><text:span text:style-name="T10"> </text:span><text:a xlink:type="simple" xlink:href="mailto: enckwilliam@protonmail.com?subject=Subscribe" text:style-name="Internet_20_link" text:visited-style-name="Visited_20_Internet_20_Link"><text:span text:style-name="T11">enckwilliam@protonmail.com</text:span></text:a><text:span text:style-name="T8"><text:line-break/><text:line-break/><text:line-break/></text:span><text:a xlink:type="simple" xlink:href="https://mega.nz/folder/SdoxBAba#i0aGD1umAgKgi6zTagEmgg" text:style-name="Internet_20_link" text:visited-style-name="Visited_20_Internet_20_Link"> </text:a><text:a xlink:type="simple" xlink:href="https://workdrive.zohoexternal.com/folder/ozop1d1dd3540879e463e8afd00a0e758ebf5" text:style-name="Internet_20_link" text:visited-style-name="Visited_20_Internet_20_Link"><text:span text:style-name="T12">Todos los libros y ensayos</text:span></text:a><text:line-break/><text:line-break/><text:line-break/><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07T13:50:29.315407796</meta:creation-date>
    <dc:date>2021-12-13T21:05:14.551136286</dc:date>
    <meta:editing-duration>PT17M35S</meta:editing-duration>
    <meta:editing-cycles>10</meta:editing-cycles>
    <meta:generator>LibreOffice/7.0.4.2$Linux_X86_64 LibreOffice_project/00$Build-2</meta:generator>
    <meta:document-statistic meta:table-count="0" meta:image-count="1" meta:object-count="0" meta:page-count="17" meta:paragraph-count="39" meta:word-count="4881" meta:character-count="28252" meta:non-whitespace-character-count="23364"/>
  </office:meta>
</office:document-meta>
</file>